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b2b2b2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999999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b2b2b2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B" style:family="table-column">
      <style:table-column-properties style:column-width="4.249cm" style:rel-column-width="16384*"/>
    </style:style>
    <style:style style:name="Table4.C" style:family="table-column">
      <style:table-column-properties style:column-width="8.5cm" style:rel-column-width="32767*"/>
    </style:style>
    <style:style style:name="Table4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#b2b2b2" fo:padding="0.097cm" fo:border="0.002cm solid #000000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IC16F84A(Lesson02)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operands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3">org 0</text:p>
          </table:table-cell>
          <table:table-cell table:style-name="Table1.B2" office:value-type="string">
            <text:p text:style-name="P3">Start program</text:p>
          </table:table-cell>
        </table:table-row>
        <table:table-row>
          <table:table-cell table:style-name="Table1.A2" office:value-type="string">
            <text:p text:style-name="P3">end</text:p>
          </table:table-cell>
          <table:table-cell table:style-name="Table1.B2" office:value-type="string">
            <text:p text:style-name="P3">End program</text:p>
          </table:table-cell>
        </table:table-row>
        <table:table-row>
          <table:table-cell table:style-name="Table1.A2" office:value-type="string">
            <text:p text:style-name="P3">LIST p=16F84A</text:p>
          </table:table-cell>
          <table:table-cell table:style-name="Table1.B2" office:value-type="string">
            <text:p text:style-name="P3">Directive to define processor</text:p>
          </table:table-cell>
        </table:table-row>
        <table:table-row>
          <table:table-cell table:style-name="Table1.A2" office:value-type="string">
            <text:p text:style-name="P3">__CONFIG 03FF1H</text:p>
          </table:table-cell>
          <table:table-cell table:style-name="Table1.B2" office:value-type="string">
            <text:p text:style-name="P3">?</text:p>
          </table:table-cell>
        </table:table-row>
        <table:table-row>
          <table:table-cell table:style-name="Table1.A2" office:value-type="string">
            <text:p text:style-name="P3">STATUS equ 03h</text:p>
          </table:table-cell>
          <table:table-cell table:style-name="Table1.B2" office:value-type="string">
            <text:p text:style-name="P3">Set-up STATUS register</text:p>
          </table:table-cell>
        </table:table-row>
        <table:table-row>
          <table:table-cell table:style-name="Table1.A2" office:value-type="string">
            <text:p text:style-name="P3">PORTB equ 06h</text:p>
          </table:table-cell>
          <table:table-cell table:style-name="Table1.B2" office:value-type="string">
            <text:p text:style-name="P3">Set-up PORTB register</text:p>
          </table:table-cell>
        </table:table-row>
        <table:table-row>
          <table:table-cell table:style-name="Table1.A2" office:value-type="string">
            <text:p text:style-name="P3">TRISB equ 06h</text:p>
          </table:table-cell>
          <table:table-cell table:style-name="Table1.B2" office:value-type="string">
            <text:p text:style-name="P3">Set-up TRISB register</text:p>
          </table:table-cell>
        </table:table-row>
        <table:table-row>
          <table:table-cell table:style-name="Table1.A2" office:value-type="string">
            <text:p text:style-name="P3">bsf f,d</text:p>
          </table:table-cell>
          <table:table-cell table:style-name="Table1.B2" office:value-type="string">
            <text:p text:style-name="P3">Bit set f</text:p>
          </table:table-cell>
        </table:table-row>
        <table:table-row>
          <table:table-cell table:style-name="Table1.A2" office:value-type="string">
            <text:p text:style-name="P3">bcf f,d</text:p>
          </table:table-cell>
          <table:table-cell table:style-name="Table1.B2" office:value-type="string">
            <text:p text:style-name="P3">Bit clear f</text:p>
          </table:table-cell>
        </table:table-row>
        <table:table-row>
          <table:table-cell table:style-name="Table1.A2" office:value-type="string">
            <text:p text:style-name="P3">goto LABEL</text:p>
          </table:table-cell>
          <table:table-cell table:style-name="Table1.B2" office:value-type="string">
            <text:p text:style-name="P3">Go to LABEL</text:p>
          </table:table-cell>
        </table:table-row>
      </table:table>
      <text:p text:style-name="P2"/>
      <text:p text:style-name="P2">PIC16F84A(Lesson07)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operands</text:p>
          </table:table-cell>
          <table:table-cell table:style-name="Table2.B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3">CLRF f</text:p>
          </table:table-cell>
          <table:table-cell table:style-name="Table2.B2" office:value-type="string">
            <text:p text:style-name="P3">Clear f</text:p>
          </table:table-cell>
        </table:table-row>
        <table:table-row>
          <table:table-cell table:style-name="Table2.A2" office:value-type="string">
            <text:p text:style-name="P3">Nop</text:p>
          </table:table-cell>
          <table:table-cell table:style-name="Table2.B2" office:value-type="string">
            <text:p text:style-name="P3">No operation</text:p>
          </table:table-cell>
        </table:table-row>
        <table:table-row>
          <table:table-cell table:style-name="Table2.A2" office:value-type="string">
            <text:p text:style-name="P3">movlw k</text:p>
            <text:p text:style-name="P3">movwf <text:s/>f</text:p>
          </table:table-cell>
          <table:table-cell table:style-name="Table2.B2" office:value-type="string">
            <text:p text:style-name="P3">Move letaral to W</text:p>
            <text:p text:style-name="P3">Move W to f</text:p>
          </table:table-cell>
        </table:table-row>
      </table:table>
      <text:p text:style-name="P2"/>
      <text:p text:style-name="P2">PIC16F84A(Lesson09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operands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3">decfsz f,0</text:p>
          </table:table-cell>
          <table:table-cell table:style-name="Table3.B2" office:value-type="string">
            <text:p text:style-name="P3">Decrement f and write to W(accumulator),</text:p>
            <text:p text:style-name="P3">f is not changed.</text:p>
            <text:p text:style-name="P3">If result is 0 than skip next line of code</text:p>
          </table:table-cell>
        </table:table-row>
        <table:table-row>
          <table:table-cell table:style-name="Table3.A2" office:value-type="string">
            <text:p text:style-name="P3">decfsz f,1</text:p>
          </table:table-cell>
          <table:table-cell table:style-name="Table3.B2" office:value-type="string">
            <text:p text:style-name="P3">Decrement f and write to f</text:p>
            <text:p text:style-name="P3">w(accumulator) is not changed.</text:p>
            <text:p text:style-name="P3">If result is 0 than skip next line of cod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PIC16F84A(Lesson17)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6">operands</text:p>
          </table:table-cell>
          <table:covered-table-cell/>
          <table:table-cell table:style-name="Table4.C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3">Copy RegX into RegY</text:p>
          </table:table-cell>
          <table:table-cell table:style-name="Table4.A2" office:value-type="string">
            <text:p text:style-name="P7">movlw k1</text:p>
            <text:p text:style-name="P7">movwf RegX</text:p>
            <text:p text:style-name="P7">movlw k2</text:p>
            <text:p text:style-name="P7">movwf RegY</text:p>
            <text:p text:style-name="P7">movf RegX, 0</text:p>
            <text:p text:style-name="P7">movwf RegY</text:p>
          </table:table-cell>
          <table:table-cell table:style-name="Table4.C2" office:value-type="string">
            <text:p text:style-name="P7">w=k1</text:p>
            <text:p text:style-name="P7">RegX=w</text:p>
            <text:p text:style-name="P7">w=k2</text:p>
            <text:p text:style-name="P7">RegY=w</text:p>
            <text:p text:style-name="P7">w=RegX</text:p>
            <text:p text:style-name="P7">RegY=w</text:p>
          </table:table-cell>
        </table:table-row>
        <table:table-row>
          <table:table-cell table:style-name="Table4.A2" office:value-type="string">
            <text:p text:style-name="P3">w=k1-k2</text:p>
          </table:table-cell>
          <table:table-cell table:style-name="Table4.A2" office:value-type="string">
            <text:p text:style-name="P7">movlw k1</text:p>
            <text:p text:style-name="P7">movwf RegX</text:p>
            <text:p text:style-name="P7">movlw k2</text:p>
            <text:p text:style-name="P7">subwf RegX,<text:span text:style-name="T1">0</text:span></text:p>
          </table:table-cell>
          <table:table-cell table:style-name="Table4.C2" office:value-type="string">
            <text:p text:style-name="P7">w=k1</text:p>
            <text:p text:style-name="P7">RegX=w</text:p>
            <text:p text:style-name="P7">w=k2</text:p>
            <text:p text:style-name="P7">w=RegX-w</text:p>
          </table:table-cell>
        </table:table-row>
        <table:table-row>
          <table:table-cell table:style-name="Table4.A2" office:value-type="string">
            <text:p text:style-name="P3">RegX=k1-k2</text:p>
          </table:table-cell>
          <table:table-cell table:style-name="Table4.A2" office:value-type="string">
            <text:p text:style-name="P7">movlw k1</text:p>
            <text:p text:style-name="P7">movwf RegX</text:p>
            <text:p text:style-name="P7">movlw k2</text:p>
            <text:p text:style-name="P7">subwf RegX,<text:span text:style-name="T1">1</text:span></text:p>
          </table:table-cell>
          <table:table-cell table:style-name="Table4.C2" office:value-type="string">
            <text:p text:style-name="P7">w=k1</text:p>
            <text:p text:style-name="P7">RegX=w</text:p>
            <text:p text:style-name="P7">w=k2</text:p>
            <text:p text:style-name="P7">w=RegX-w</text:p>
          </table:table-cell>
        </table:table-row>
        <table:table-row>
          <table:table-cell table:style-name="Table4.A2" office:value-type="string">
            <text:p text:style-name="P3">w=k1+k2</text:p>
          </table:table-cell>
          <table:table-cell table:style-name="Table4.A2" office:value-type="string">
            <text:p text:style-name="P7">movlw<text:tab/> <text:s text:c="8"/>k1</text:p>
            <text:p text:style-name="P7">movwf <text:s/>Reg_X</text:p>
            <text:p text:style-name="P7">movlw <text:s text:c="8"/>k2<text:tab/></text:p>
            <text:p text:style-name="P7">addwf Reg_X,<text:span text:style-name="T1">0</text:span></text:p>
          </table:table-cell>
          <table:table-cell table:style-name="Table4.C2" office:value-type="string">
            <text:p text:style-name="P7">w=k1</text:p>
            <text:p text:style-name="P7">Reg_X=w</text:p>
            <text:p text:style-name="P7">w=k2</text:p>
            <text:p text:style-name="P7">w=Reg_X+w</text:p>
          </table:table-cell>
        </table:table-row>
        <table:table-row>
          <table:table-cell table:style-name="Table4.A2" office:value-type="string">
            <text:p text:style-name="P3">RegX=k1+k2</text:p>
          </table:table-cell>
          <table:table-cell table:style-name="Table4.A2" office:value-type="string">
            <text:p text:style-name="P7">movlw<text:tab/> <text:s text:c="8"/>k1</text:p>
            <text:p text:style-name="P7">movwf <text:s/>Reg_X</text:p>
            <text:p text:style-name="P7">movlw <text:s text:c="8"/>k2<text:tab/></text:p>
            <text:p text:style-name="P7">addwf Reg_X,<text:span text:style-name="T1">1</text:span></text:p>
          </table:table-cell>
          <table:table-cell table:style-name="Table4.C2" office:value-type="string">
            <text:p text:style-name="P7">w=k1</text:p>
            <text:p text:style-name="P7">Reg_X=w</text:p>
            <text:p text:style-name="P7">w=k2</text:p>
            <text:p text:style-name="P7">RegX=Reg_X+w</text:p>
          </table:table-cell>
        </table:table-row>
        <table:table-row>
          <table:table-cell table:style-name="Table4.A2" office:value-type="string">
            <text:p text:style-name="P3">w=k1+1</text:p>
          </table:table-cell>
          <table:table-cell table:style-name="Table4.A2" office:value-type="string">
            <text:p text:style-name="P7">movlw<text:tab/> <text:s text:c="8"/>k1</text:p>
            <text:p text:style-name="P7">movwf <text:s/>Reg_X<text:tab/></text:p>
            <text:p text:style-name="P7">incf Reg_X,<text:span text:style-name="T1">0</text:span></text:p>
          </table:table-cell>
          <table:table-cell table:style-name="Table4.C2" office:value-type="string">
            <text:p text:style-name="P7">w=k1</text:p>
            <text:p text:style-name="P7">Reg_X=w</text:p>
            <text:p text:style-name="P7">w=RegX+1</text:p>
          </table:table-cell>
        </table:table-row>
        <table:table-row>
          <table:table-cell table:style-name="Table4.A2" office:value-type="string">
            <text:p text:style-name="P3">RegX=k1+1</text:p>
          </table:table-cell>
          <table:table-cell table:style-name="Table4.A2" office:value-type="string">
            <text:p text:style-name="P7">movlw<text:tab/> <text:s text:c="8"/>k1</text:p>
            <text:p text:style-name="P7">movwf <text:s/>Reg_X<text:tab/></text:p>
            <text:p text:style-name="P7">incf Reg_X,<text:span text:style-name="T1">1</text:span></text:p>
          </table:table-cell>
          <table:table-cell table:style-name="Table4.C2" office:value-type="string">
            <text:p text:style-name="P7">w=k1</text:p>
            <text:p text:style-name="P7">Reg_X=w</text:p>
            <text:p text:style-name="P7">RegX=RegX+1</text:p>
          </table:table-cell>
        </table:table-row>
        <table:table-row>
          <table:table-cell table:style-name="Table4.A2" office:value-type="string">
            <text:p text:style-name="P3">w=k1-1</text:p>
          </table:table-cell>
          <table:table-cell table:style-name="Table4.A2" office:value-type="string">
            <text:p text:style-name="P7">movlw<text:tab/> <text:s text:c="8"/>k1</text:p>
            <text:p text:style-name="P7">movwf <text:s/>Reg_X<text:tab/></text:p>
            <text:p text:style-name="P7">decf Reg_X,<text:span text:style-name="T1">0</text:span></text:p>
          </table:table-cell>
          <table:table-cell table:style-name="Table4.C2" office:value-type="string">
            <text:p text:style-name="P7">w=k1</text:p>
            <text:p text:style-name="P7">Reg_X=w</text:p>
            <text:p text:style-name="P7">w=RegX-1</text:p>
          </table:table-cell>
        </table:table-row>
        <table:table-row>
          <table:table-cell table:style-name="Table4.A2" office:value-type="string">
            <text:p text:style-name="P3">RegX=k1-1</text:p>
          </table:table-cell>
          <table:table-cell table:style-name="Table4.A2" office:value-type="string">
            <text:p text:style-name="P7">movlw<text:tab/> <text:s text:c="8"/>k1</text:p>
            <text:p text:style-name="P7">movwf <text:s/>Reg_X<text:tab/></text:p>
            <text:p text:style-name="P7">decf Reg_X,<text:span text:style-name="T1">1</text:span></text:p>
          </table:table-cell>
          <table:table-cell table:style-name="Table4.C2" office:value-type="string">
            <text:p text:style-name="P7">w=k1</text:p>
            <text:p text:style-name="P7">Reg_X=w</text:p>
            <text:p text:style-name="P7">RegX=RegX-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8M37S</meta:editing-duration>
    <meta:editing-cycles>5</meta:editing-cycles>
    <meta:generator>OpenOffice/4.1.7$Win32 OpenOffice.org_project/417m1$Build-9800</meta:generator>
    <dc:date>2020-05-15T22:34:54.15</dc:date>
    <dc:creator>Gafur Hayytbayev</dc:creator>
    <meta:document-statistic meta:table-count="4" meta:image-count="0" meta:object-count="0" meta:page-count="2" meta:paragraph-count="125" meta:word-count="239" meta:character-count="1401"/>
    <meta:user-defined meta:name="Info 1"/>
    <meta:user-defined meta:name="Info 2"/>
    <meta:user-defined meta:name="Info 3"/>
    <meta:user-defined meta:name="Info 4"/>
  </office:meta>
</office:document-meta>
</file>